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gr2" style:family="graphic" style:parent-style-name="standard">
      <style:graphic-properties svg:stroke-color="#ffcc00" draw:fill-color="#ffcc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cc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cm" svg:stroke-color="#ff66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svg:stroke-width="0.05cm" svg:stroke-color="#ff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withoutfill">
      <style:graphic-properties svg:stroke-width="0.028cm" svg:stroke-color="#ccffff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7" style:family="graphic" style:parent-style-name="objectwithoutfill">
      <style:graphic-properties svg:stroke-width="0.05cm" svg:stroke-color="#eeeeee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svg:stroke-color="#ccffff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05cm" svg:stroke-color="#b2b2b2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5cm" svg:stroke-color="#dddddd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1" style:family="graphic" style:parent-style-name="objectwithoutfill">
      <style:graphic-properties svg:stroke-width="0.018cm" svg:stroke-color="#ccffff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2" style:family="graphic" style:parent-style-name="objectwithoutfill">
      <style:graphic-properties svg:stroke-width="0.028cm" svg:stroke-color="#eeeeee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13" style:family="graphic" style:parent-style-name="standard">
      <style:graphic-properties svg:stroke-width="0.028cm" svg:stroke-color="#ff66cc" draw:marker-start-width="0.242cm" draw:marker-end-width="0.242cm" draw:fill-color="#ff0000" draw:textarea-horizontal-align="justify" draw:textarea-vertical-align="middle" draw:auto-grow-height="false" fo:padding-top="0.014cm" fo:padding-bottom="0.014cm" fo:padding-left="0.014cm" fo:padding-right="0.014cm"/>
    </style:style>
    <style:style style:name="gr14" style:family="graphic" style:parent-style-name="objectwithoutfill">
      <style:graphic-properties svg:stroke-width="0.018cm" svg:stroke-color="#eeeeee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5" style:family="graphic" style:parent-style-name="objectwithoutfill">
      <style:graphic-properties svg:stroke-width="0.05cm" svg:stroke-color="#80808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svg:stroke-color="#cccccc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svg:stroke-width="0.05cm" svg:stroke-color="#666666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objectwithoutfill">
      <style:graphic-properties svg:stroke-width="0.05cm" svg:stroke-color="#999999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rect draw:style-name="gr1" draw:layer="layout" svg:width="1cm" svg:height="1cm" svg:x="0cm" svg:y="0cm">
          <text:p/>
        </draw:rect>
        <draw:g>
          <draw:custom-shape draw:style-name="gr2" draw:text-style-name="P1" draw:layer="layout" svg:width="0.955cm" svg:height="0.889cm" svg:x="0.021cm" svg:y="0.05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050.7399577167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g>
            <draw:line draw:style-name="gr3" draw:layer="layout" svg:x1="0.034cm" svg:y1="0.587cm" svg:x2="0.97cm" svg:y2="0.587cm">
              <text:p/>
            </draw:line>
            <draw:line draw:style-name="gr4" draw:layer="layout" svg:x1="0.105cm" svg:y1="0.587cm" svg:x2="0.911cm" svg:y2="0.587cm">
              <text:p/>
            </draw:line>
            <draw:line draw:style-name="gr5" draw:layer="layout" svg:x1="0.159cm" svg:y1="0.587cm" svg:x2="0.851cm" svg:y2="0.585cm">
              <text:p/>
            </draw:line>
            <draw:line draw:style-name="gr6" draw:layer="layout" svg:x1="0.219cm" svg:y1="0.585cm" svg:x2="0.248cm" svg:y2="0.59cm">
              <text:p/>
            </draw:line>
            <draw:line draw:style-name="gr7" draw:layer="layout" svg:x1="0.417cm" svg:y1="0.584cm" svg:x2="0.449cm" svg:y2="0.59cm">
              <text:p/>
            </draw:line>
            <draw:line draw:style-name="gr8" draw:layer="layout" svg:x1="0.697cm" svg:y1="0.581cm" svg:x2="0.74cm" svg:y2="0.59cm">
              <text:p/>
            </draw:line>
          </draw:g>
          <draw:g>
            <draw:line draw:style-name="gr9" draw:layer="layout" svg:x1="0.034cm" svg:y1="0.499cm" svg:x2="0.97cm" svg:y2="0.499cm">
              <text:p/>
            </draw:line>
            <draw:line draw:style-name="gr10" draw:layer="layout" svg:x1="0.099cm" svg:y1="0.501cm" svg:x2="0.915cm" svg:y2="0.499cm">
              <text:p/>
            </draw:line>
            <draw:line draw:style-name="gr7" draw:layer="layout" svg:x1="0.17cm" svg:y1="0.501cm" svg:x2="0.837cm" svg:y2="0.499cm">
              <text:p/>
            </draw:line>
          </draw:g>
          <draw:g>
            <draw:line draw:style-name="gr3" draw:layer="layout" svg:x1="0.034cm" svg:y1="0.415cm" svg:x2="0.97cm" svg:y2="0.415cm">
              <text:p/>
            </draw:line>
            <draw:line draw:style-name="gr4" draw:layer="layout" svg:x1="0.105cm" svg:y1="0.415cm" svg:x2="0.911cm" svg:y2="0.415cm">
              <text:p/>
            </draw:line>
            <draw:line draw:style-name="gr5" draw:layer="layout" svg:x1="0.159cm" svg:y1="0.416cm" svg:x2="0.851cm" svg:y2="0.414cm">
              <text:p/>
            </draw:line>
            <draw:line draw:style-name="gr11" draw:layer="layout" svg:x1="0.26cm" svg:y1="0.42cm" svg:x2="0.314cm" svg:y2="0.408cm">
              <text:p/>
            </draw:line>
            <draw:line draw:style-name="gr12" draw:layer="layout" svg:x1="0.476cm" svg:y1="0.42cm" svg:x2="0.527cm" svg:y2="0.409cm">
              <text:p/>
            </draw:line>
            <draw:line draw:style-name="gr11" draw:layer="layout" svg:x1="0.707cm" svg:y1="0.428cm" svg:x2="0.762cm" svg:y2="0.403cm">
              <text:p/>
            </draw:line>
          </draw:g>
          <draw:g>
            <draw:line draw:style-name="gr9" draw:layer="layout" svg:x1="0.031cm" svg:y1="0.337cm" svg:x2="0.967cm" svg:y2="0.337cm">
              <text:p/>
            </draw:line>
            <draw:line draw:style-name="gr10" draw:layer="layout" svg:x1="0.095cm" svg:y1="0.339cm" svg:x2="0.911cm" svg:y2="0.337cm">
              <text:p/>
            </draw:line>
            <draw:line draw:style-name="gr7" draw:layer="layout" svg:x1="0.167cm" svg:y1="0.339cm" svg:x2="0.834cm" svg:y2="0.337cm">
              <text:p/>
            </draw:line>
          </draw:g>
          <draw:g>
            <draw:line draw:style-name="gr9" draw:layer="layout" svg:x1="0.032cm" svg:y1="0.669cm" svg:x2="0.968cm" svg:y2="0.669cm">
              <text:p/>
            </draw:line>
            <draw:line draw:style-name="gr10" draw:layer="layout" svg:x1="0.097cm" svg:y1="0.671cm" svg:x2="0.913cm" svg:y2="0.669cm">
              <text:p/>
            </draw:line>
            <draw:line draw:style-name="gr7" draw:layer="layout" svg:x1="0.168cm" svg:y1="0.671cm" svg:x2="0.835cm" svg:y2="0.669cm">
              <text:p/>
            </draw:line>
          </draw:g>
          <draw:g>
            <draw:custom-shape draw:style-name="gr13" draw:text-style-name="P1" draw:layer="layout" svg:width="0.287cm" svg:height="0.141cm" svg:x="0.572cm" svg:y="0.52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line draw:style-name="gr12" draw:layer="layout" svg:x1="0.767cm" svg:y1="0.554cm" svg:x2="0.818cm" svg:y2="0.554cm">
              <text:p/>
            </draw:line>
          </draw:g>
          <draw:g>
            <draw:line draw:style-name="gr3" draw:layer="layout" svg:x1="0.08cm" svg:y1="0.254cm" svg:x2="0.919cm" svg:y2="0.254cm">
              <text:p/>
            </draw:line>
            <draw:line draw:style-name="gr4" draw:layer="layout" svg:x1="0.144cm" svg:y1="0.254cm" svg:x2="0.867cm" svg:y2="0.254cm">
              <text:p/>
            </draw:line>
            <draw:line draw:style-name="gr5" draw:layer="layout" svg:x1="0.192cm" svg:y1="0.254cm" svg:x2="0.813cm" svg:y2="0.253cm">
              <text:p/>
            </draw:line>
            <draw:line draw:style-name="gr6" draw:layer="layout" svg:x1="0.33cm" svg:y1="0.256cm" svg:x2="0.371cm" svg:y2="0.258cm">
              <text:p/>
            </draw:line>
            <draw:line draw:style-name="gr14" draw:layer="layout" svg:x1="0.583cm" svg:y1="0.253cm" svg:x2="0.611cm" svg:y2="0.257cm">
              <text:p/>
            </draw:line>
          </draw:g>
          <draw:g>
            <draw:line draw:style-name="gr15" draw:layer="layout" svg:x1="0.174cm" svg:y1="0.165cm" svg:x2="0.816cm" svg:y2="0.165cm">
              <text:p/>
            </draw:line>
            <draw:line draw:style-name="gr9" draw:layer="layout" svg:x1="0.221cm" svg:y1="0.165cm" svg:x2="0.778cm" svg:y2="0.165cm">
              <text:p/>
            </draw:line>
            <draw:line draw:style-name="gr16" draw:layer="layout" svg:x1="0.284cm" svg:y1="0.165cm" svg:x2="0.707cm" svg:y2="0.167cm">
              <text:p/>
            </draw:line>
          </draw:g>
          <draw:g>
            <draw:line draw:style-name="gr17" draw:layer="layout" svg:x1="0.288cm" svg:y1="0.086cm" svg:x2="0.701cm" svg:y2="0.086cm">
              <text:p/>
            </draw:line>
            <draw:line draw:style-name="gr18" draw:layer="layout" svg:x1="0.326cm" svg:y1="0.088cm" svg:x2="0.668cm" svg:y2="0.086cm">
              <text:p/>
            </draw:line>
            <draw:line draw:style-name="gr9" draw:layer="layout" svg:x1="0.415cm" svg:y1="0.088cm" svg:x2="0.586cm" svg:y2="0.086cm">
              <text:p/>
            </draw:line>
          </draw:g>
          <draw:g>
            <draw:line draw:style-name="gr3" draw:layer="layout" svg:x1="0.088cm" svg:y1="0.755cm" svg:x2="0.927cm" svg:y2="0.755cm">
              <text:p/>
            </draw:line>
            <draw:line draw:style-name="gr4" draw:layer="layout" svg:x1="0.151cm" svg:y1="0.755cm" svg:x2="0.874cm" svg:y2="0.755cm">
              <text:p/>
            </draw:line>
            <draw:line draw:style-name="gr5" draw:layer="layout" svg:x1="0.2cm" svg:y1="0.755cm" svg:x2="0.821cm" svg:y2="0.754cm">
              <text:p/>
            </draw:line>
            <draw:line draw:style-name="gr6" draw:layer="layout" svg:x1="0.314cm" svg:y1="0.76cm" svg:x2="0.346cm" svg:y2="0.746cm">
              <text:p/>
            </draw:line>
            <draw:line draw:style-name="gr14" draw:layer="layout" svg:x1="0.487cm" svg:y1="0.757cm" svg:x2="0.519cm" svg:y2="0.751cm">
              <text:p/>
            </draw:line>
            <draw:line draw:style-name="gr8" draw:layer="layout" svg:x1="0.667cm" svg:y1="0.759cm" svg:x2="0.722cm" svg:y2="0.751cm">
              <text:p/>
            </draw:line>
          </draw:g>
          <draw:g>
            <draw:line draw:style-name="gr17" draw:layer="layout" svg:x1="0.296cm" svg:y1="0.913cm" svg:x2="0.709cm" svg:y2="0.913cm">
              <text:p/>
            </draw:line>
            <draw:line draw:style-name="gr18" draw:layer="layout" svg:x1="0.334cm" svg:y1="0.915cm" svg:x2="0.676cm" svg:y2="0.913cm">
              <text:p/>
            </draw:line>
            <draw:line draw:style-name="gr9" draw:layer="layout" svg:x1="0.422cm" svg:y1="0.915cm" svg:x2="0.593cm" svg:y2="0.913cm">
              <text:p/>
            </draw:line>
          </draw:g>
          <draw:g>
            <draw:line draw:style-name="gr15" draw:layer="layout" svg:x1="0.176cm" svg:y1="0.83cm" svg:x2="0.818cm" svg:y2="0.83cm">
              <text:p/>
            </draw:line>
            <draw:line draw:style-name="gr9" draw:layer="layout" svg:x1="0.223cm" svg:y1="0.83cm" svg:x2="0.78cm" svg:y2="0.83cm">
              <text:p/>
            </draw:line>
            <draw:line draw:style-name="gr16" draw:layer="layout" svg:x1="0.286cm" svg:y1="0.83cm" svg:x2="0.709cm" svg:y2="0.83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1:28:42.45</meta:creation-date>
    <dc:language>de-DE</dc:language>
    <meta:editing-cycles>9</meta:editing-cycles>
    <meta:editing-duration>PT22M19S</meta:editing-duration>
    <dc:title>WEB-Draw-klein</dc:title>
    <meta:initial-creator>Martin Korneffel</meta:initial-creator>
    <dc:date>2014-01-30T23:06:09.08</dc:date>
    <dc:creator>Martin Korneffel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1:28:40.37"/>
  </office:meta>
</office:document-meta>
</file>